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 fo:language="ru" fo:country="RU"/>
    </style:style>
    <style:style style:name="P6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7" style:family="paragraph" style:parent-style-name="Text_20_body">
      <style:paragraph-properties fo:text-align="center" style:justify-single-word="false"/>
      <style:text-properties style:font-name="Cambria" fo:font-size="14pt" style:font-size-asian="14pt" style:font-size-complex="14pt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81cm" svg:height="0.9cm" draw:z-index="0"><draw:image xlink:href="../images/0644.png" xlink:type="simple" xlink:show="embed" xlink:actuate="onLoad"/></draw:frame></text:p>
          </table:table-cell>
          <table:table-cell table:style-name="Table1.B1" office:value-type="string">
            <text:h text:style-name="P5" text:outline-level="1">Инерционный предохранительный клапан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93cm" svg:height="1.379cm" draw:z-index="1"><draw:image xlink:href="../images/0644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атематическую модель <text:span text:style-name="T2">инерционного</text:span> предохранительного клапана гидропривода. Статическая характеристика клапана имеет вид </text:p>
            <text:p text:style-name="P7"><draw:frame draw:style-name="fr3" draw:name="Графический объект3" text:anchor-type="as-char" svg:width="8.414cm" svg:height="5.08cm" draw:z-index="2"><draw:image xlink:href="../images/0644_1.png" xlink:type="simple" xlink:show="embed" xlink:actuate="onLoad"/></draw:frame></text:p>
            <text:p text:style-name="P2">Блок имеет <text:span text:style-name="T3">1</text:span> входной порт и <text:span text:style-name="T3">2 </text:span>выходных порта.</text:p>
            <text:p text:style-name="P2">На <text:span text:style-name="T4">входной порт</text:span> подается сигнал, соответствующий значению давления <text:span text:style-name="T2">Р</text:span> в магистрали привода. </text:p>
            <text:p text:style-name="P2"><text:span text:style-name="T4">Выходные порты</text:span>:</text:p>
            <text:p text:style-name="P2">На 1-ом выходном порте (справа) формируется сигнал, соответствующий значению динамического расхода клапана <text:span text:style-name="T2">Qkl</text:span>, подаваемого в магистраль; </text:p>
            <text:p text:style-name="P2">На 2-ом выходном порте (сверху) формируется сигнал, соответствующий значению расчетного статического расхода клапана <text:span text:style-name="T2">Qklstat</text:span>.</text:p>
            <text:p text:style-name="P2"><text:span text:style-name="T6">Свойства</text:span><text:span text:style-name="T5">: </text:span></text:p>
            <text:list xml:id="list6804837898769005818" text:style-name="L1">
              <text:list-item>
                <text:p text:style-name="P6"><text:span text:style-name="T1">Давление начала открытия клапана</text:span> <text:span text:style-name="T2">Рn</text:span>, Па; </text:p>
              </text:list-item>
              <text:list-item>
                <text:p text:style-name="P6"><text:span text:style-name="T1">Давление, определяющее рабочее открытие клапана</text:span> <text:span text:style-name="T2">Pk</text:span>, Па; </text:p>
              </text:list-item>
              <text:list-item>
                <text:p text:style-name="P6"><text:span text:style-name="T1">Давление, определяющее полное открытие клапана </text:span><text:span text:style-name="T2">Pm</text:span>, Па; </text:p>
              </text:list-item>
              <text:list-item>
                <text:p text:style-name="P6"><text:span text:style-name="T1">Расход клапана </text:span><text:span text:style-name="T2">Qk</text:span> <text:span text:style-name="T1">при давлении </text:span><text:span text:style-name="T2">Pk</text:span>, м^3/c;</text:p>
              </text:list-item>
              <text:list-item>
                <text:p text:style-name="P6"><text:span text:style-name="T1">Максимальный расход клапана </text:span><text:span text:style-name="T2">Qm</text:span> <text:span text:style-name="T1">при давлении </text:span><text:span text:style-name="T2">Pm</text:span>, м^3/c;</text:p>
              </text:list-item>
              <text:list-item>
                <text:p text:style-name="P6"><text:soft-page-break/><text:span text:style-name="T1">Постоянная времени клапана </text:span><text:span text:style-name="T2">Tkl</text:span><text:span text:style-name="T5">, с. </text:span></text:p>
              </text:list-item>
            </text:list>
            <text:p text:style-name="P2"><text:span text:style-name="T4">Примечания</text:span>: </text:p>
            <text:p text:style-name="P2">1. Если какие-то именованные параметры математической модели в процессе моделирования изменяются, то в <text:span text:style-name="T2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ый предохранительный клапан</dc:title>
    <dc:date>2014-12-10T00:03:45.29</dc:date>
    <meta:generator>OpenOffice/4.1.1$Win32 OpenOffice.org_project/411m6$Build-9775</meta:generator>
    <meta:editing-duration>PT3H29M36S</meta:editing-duration>
    <meta:editing-cycles>98</meta:editing-cycles>
    <meta:print-date>2011-11-10T16:21:48.35</meta:print-date>
    <meta:document-statistic meta:table-count="1" meta:image-count="3" meta:object-count="0" meta:page-count="2" meta:paragraph-count="21" meta:word-count="144" meta:character-count="1121"/>
    <meta:user-defined meta:name="Поле 1"/>
    <meta:user-defined meta:name="Поле 2"/>
    <meta:user-defined meta:name="Поле 3"/>
    <meta:user-defined meta:name="Поле 4"/>
  </office:meta>
</office:document-meta>
</file>